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0cm" fo:margin-right="0cm" fo:margin-top="0cm" fo:margin-bottom="0.212cm" fo:text-indent="1.27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top="0cm" fo:margin-bottom="0.212cm"/>
    </style:style>
    <style:style style:name="P5" style:family="paragraph" style:parent-style-name="Standard">
      <style:paragraph-properties fo:margin-top="0cm" fo:margin-bottom="0.212cm" style:text-autospace="non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 style:list-style-name="WW8Num1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2 – estrutura de controle: repetição (sala de aula)</text:p>
      <text:p text:style-name="Standard"/>
      <text:p text:style-name="Standard">Assunto:</text:p>
      <text:p text:style-name="P1">Variáveis, instruções de entrada e saída de dados e expressões matemáticas, estruturas de decisão e de repetiç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3"><text:tab/>a.1.1) Dados de entrada</text:p>
      <text:p text:style-name="P3"><text:tab/>a.1.2) Processamento (instruções a serem realizadas)</text:p>
      <text:p text:style-name="P3"><text:tab/>a.1.3) Dados de saída</text:p>
      <text:p text:style-name="P3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34277325" text:style-name="WW8Num1">
        <text:list-item>
          <text:p text:style-name="P7">Chaves</text:p>
          <text:list>
            <text:list-item>
              <text:p text:style-name="P7">Elas delimitam um bloco de instruções (comandos) que estão subordinados a uma cláusula if, else ou else if ou a uma estrutura de repetição do, while e do while.</text:p>
            </text:list-item>
            <text:list-item>
              <text:p text:style-name="P7">As instruções delimitadas por um conjunto de chaves deve obrigatoriamente estar identada. Um conjunto de espaços (tab) de avanço.</text:p>
            </text:list-item>
            <text:list-item>
              <text:p text:style-name="P7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7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7">Erros:</text:p>
          <text:list>
            <text:list-item>
              <text:p text:style-name="P7">Verificar se as chaves estão corretas</text:p>
            </text:list-item>
            <text:list-item>
              <text:p text:style-name="P7">Verificar se há teste lógico sem if.</text:p>
            </text:list-item>
            <text:list-item>
              <text:p text:style-name="P7">Loop infinito. A variável de controle não está sendo incrementada ou decrementada, o teste lógico que verifica a condição de continuidade ou parada não está sendo realizado corretamente.</text:p>
            </text:list-item>
          </text:list>
        </text:list-item>
      </text:list>
      <text:p text:style-name="Standard"/>
      <text:p text:style-name="Standard">Exercícios:</text:p>
      <text:p text:style-name="Standard"/>
      <text:p text:style-name="P4">1) Apresentar a tabuada de um número informado pelo usuário.</text:p>
      <text:p text:style-name="P4"/>
      <text:p text:style-name="P5">2) Utilizando uma estrutura de repetição, ler 3 pares de valores informados pelo usuário. Para cada par de valores, dividir o primeiro valor informado pelo segundo e apresentar o resultado com duas casas decimais. Se o usuário informar zero para o valor que será o divisor, mostrar uma mensagem que não é possível efetuar a divisão.</text:p>
      <text:p text:style-name="P4"/>
      <text:p text:style-name="P4">3) Calcular e mostrar o fatorial de um número informado pelo usuário.</text:p>
      <text:p text:style-name="P4"/>
      <text:p text:style-name="P4"><text:soft-page-break/>4) Apresentar o quadrado dos números divisíveis por 3 e a raiz quadrada dos números positivos e divisíveis por 5 ou por 7 entre 0 a 100. Apresentar em listagens separadas: uma para os quadrados e outra as raízes quadradas. Em cada listagem separar os números por uma tabulação. A raiz quadrada pode ser obtida pela função sqrt () que está na biblioteca &lt;math.h&gt;</text:p>
      <text:p text:style-name="P4"/>
      <text:p text:style-name="P4">5) Apresentar os números divisíveis por 4 ou múltiplos de 10 entre 500 e 0 e a média desses múltiplos.</text:p>
      <text:p text:style-name="P4"/>
      <text:p text:style-name="P4">6) Ler números inteiros informados pelo usuário até ser informado o valor negativo. Dentre os números informados, exceto o valor negativo que é a condição de saída:</text:p>
      <text:p text:style-name="P2">a) contar a quantidade de números menores que 10 e os maiores que 100;</text:p>
      <text:p text:style-name="P2">b) contar a quantidade de números ímpares;</text:p>
      <text:p text:style-name="P2">c) contar a quantidade de números divisíveis por 10;</text:p>
      <text:p text:style-name="P2">d) contar a quantidade de números entre 10 e 100;</text:p>
      <text:p text:style-name="P2">e) contar quantas vezes é informado o número 30;</text:p>
      <text:p text:style-name="P2">f) contar quantas vezes é informado um número diferente de 10, de 20 e de 3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3 - for, do, while</dc:title>
    <meta:initial-creator>Beatriz</meta:initial-creator>
    <meta:creation-date>2008-12-27T14:27:00</meta:creation-date>
    <dc:creator>Beatriz </dc:creator>
    <dc:date>2012-02-04T14:24:29.70</dc:date>
    <meta:editing-cycles>26</meta:editing-cycles>
    <meta:editing-duration>PT01H27M53S</meta:editing-duration>
    <meta:generator>BrOffice.org/3.2$Win32 OpenOffice.org_project/320m18$Build-9502</meta:generator>
    <meta:document-statistic meta:table-count="0" meta:image-count="0" meta:object-count="0" meta:page-count="2" meta:paragraph-count="34" meta:word-count="494" meta:character-count="2923"/>
  </office:meta>
</office:document-meta>
</file>